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fo:font-weight="bold" officeooo:rsid="00018764" officeooo:paragraph-rsid="00018764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text-properties fo:font-size="12pt" fo:font-style="italic" fo:font-weight="bold" officeooo:rsid="0002cae5" officeooo:paragraph-rsid="0002cae5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margin-left="0in" fo:margin-right="0in" fo:margin-top="0in" fo:margin-bottom="0.1in" loext:contextual-spacing="false" fo:text-indent="0in" style:auto-text-indent="false"/>
      <style:text-properties fo:font-size="12pt" fo:font-style="italic" fo:font-weight="bold" officeooo:rsid="00018764" officeooo:paragraph-rsid="0001876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top="0in" fo:margin-bottom="0.1in" loext:contextual-spacing="false"/>
      <style:text-properties fo:font-size="12pt" fo:font-style="italic" fo:font-weight="bold" officeooo:rsid="00018764" officeooo:paragraph-rsid="00018764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margin-top="0in" fo:margin-bottom="0.1in" loext:contextual-spacing="false"/>
      <style:text-properties fo:font-size="16pt" fo:font-style="italic" fo:font-weight="bold" officeooo:rsid="00018764" officeooo:paragraph-rsid="00018764" style:font-size-asian="14pt" style:font-style-asian="italic" style:font-weight-asian="bold" style:font-size-complex="16pt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2cae5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513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4866c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opis</text:span></text:p>
      <text:p text:style-name="P4"><text:span text:style-name="T1">1. Kratak opis: </text:span><text:span text:style-name="T2">Popis stanja sirovina I proizvoda u magacinu I </text:span><text:span text:style-name="T4">evidentiranje</text:span><text:span text:style-name="T2"> u </text:span><text:span text:style-name="T4">sistem</text:span><text:span text:style-name="T2">.</text:span></text:p>
      <text:p text:style-name="P1"><text:span text:style-name="T1">2. Učesnici:</text:span></text:p>
      <text:p text:style-name="P4"><text:span text:style-name="T1"><text:tab/></text:span><text:span text:style-name="T2">Magacioner – želi efikasno upisivanje stanja sirovina I proizvoda u sistem</text:span></text:p>
      <text:p text:style-name="P3"><text:span text:style-name="T1">3. Preduslovi: </text:span><text:span text:style-name="T2">baze su u funkcionalno stanju, prekinut je proces proizvodnje radi vršenja popisa, </text:span><text:span text:style-name="T3">štampač je u funkcionalnom stanju</text:span></text:p>
      <text:p text:style-name="P4"><text:span text:style-name="T1">4. Postuslovi: </text:span><text:span text:style-name="T2">ažurne baze sirovina I proizvoda, izdat je izveštaj o izvršenom popisu</text:span></text:p>
      <text:p text:style-name="P1"><text:span text:style-name="T1">5. Osnovni tok:</text:span></text:p>
      <text:p text:style-name="P1"><text:span text:style-name="T2"><text:tab/>1. Magacioner evidentira trenutno stanje proizvoda I sirovina u magacinu.</text:span></text:p>
      <text:p text:style-name="P1"><text:span text:style-name="T2"><text:tab/>2. </text:span><text:span text:style-name="T3">Magacioner pristupa sistemu I u posebnom prozoru unosi </text:span><text:span text:style-name="T5">utvrđeno</text:span><text:span text:style-name="T3"> stanje.</text:span></text:p>
      <text:p text:style-name="P4"><text:span text:style-name="T3"><text:tab/>3. Sistem ažurira stanje u bazi I štampa izveštaj o popisu.</text:span></text:p>
      <text:p text:style-name="P2"><text:span text:style-name="T1">6. Alternativni tok:</text:span></text:p>
      <text:p text:style-name="P2"><text:span text:style-name="T1"><text:tab/>2. Uneti pogrešni podaci: </text:span><text:span text:style-name="T2">Magacioner poništava unete izmene. Slučaj upotrebe se nastavlja <text:tab/>na koraku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5:41:00.256560264</meta:creation-date>
    <dc:date>2017-11-26T17:27:54.131214633</dc:date>
    <meta:editing-duration>PT59M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12" meta:character-count="742" meta:non-whitespace-character-count="635"/>
  </office:meta>
</office:document-meta>
</file>